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2965in"/>
    </style:style>
    <style:style style:name="co5" style:family="table-column">
      <style:table-column-properties fo:break-before="auto" style:column-width="1.0063in"/>
    </style:style>
    <style:style style:name="co6" style:family="table-column">
      <style:table-column-properties fo:break-before="auto" style:column-width="4.5465in"/>
    </style:style>
    <style:style style:name="co7" style:family="table-column">
      <style:table-column-properties fo:break-before="auto" style:column-width="14.8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float" office:value="1860">
            <text:p>186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Political</text:p>
          </table:table-cell>
          <table:table-cell table:style-name="ce1" office:value-type="string">
            <text:p>Lincoln Elected President</text:p>
          </table:table-cell>
          <table:table-cell office:value-type="string">
            <text:p>Lincoln Elected</text:p>
          </table:table-cell>
          <table:table-cell/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>Political</text:p>
          </table:table-cell>
          <table:table-cell table:style-name="ce1" office:value-type="string">
            <text:p>Southern States Secede</text:p>
          </table:table-cell>
          <table:table-cell office:value-type="string">
            <text:p>From December 20<text:span text:style-name="T1">th</text:span> to February 1<text:span text:style-name="T1">st</text:span> South Carolina, Mississippi, Florida, Alabama, Georgia, Louisiana, and Texas Secede</text:p>
          </table:table-cell>
          <table:table-cell/>
        </table:table-row>
        <table:table-row table:style-name="ro3">
          <table:table-cell office:value-type="float" office:value="1861">
            <text:p>186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Battle</text:p>
          </table:table-cell>
          <table:table-cell table:style-name="ce2" office:value-type="string">
            <text:p>Bombardment of Fort Sumter</text:p>
          </table:table-cell>
          <table:table-cell table:style-name="ce5" office:value-type="string">
            <text:p>Civil War Begins, Fort Sumter attacked by Confederate Forces. Union Surrenders Fort Sumter after 2 days of bombardment.</text:p>
          </table:table-cell>
          <table:table-cell office:value-type="string">
            <text:p>Confederate</text:p>
          </table:table-cell>
        </table:table-row>
        <table:table-row table:style-name="ro2">
          <table:table-cell office:value-type="float" office:value="1861">
            <text:p>186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Political</text:p>
          </table:table-cell>
          <table:table-cell table:style-name="ce1" office:value-type="string">
            <text:p>Virginia Secedes</text:p>
          </table:table-cell>
          <table:table-cell office:value-type="string">
            <text:p>From April 17<text:span text:style-name="T1">th</text:span> to May 20<text:span text:style-name="T1">th</text:span> Virginia, Arkansas, Tennessee and North Carolina Secede.</text:p>
          </table:table-cell>
          <table:table-cell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olitical</text:p>
          </table:table-cell>
          <table:table-cell table:style-name="ce1" office:value-type="string">
            <text:p>Lincoln Addresses Congress to enlist Union army</text:p>
          </table:table-cell>
          <table:table-cell office:value-type="string">
            <text:p>Lincoln calls for enlistment</text:p>
          </table:table-cell>
          <table:table-cell/>
        </table:table-row>
        <table:table-row table:style-name="ro3">
          <table:table-cell office:value-type="float" office:value="1861">
            <text:p>186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Battle</text:p>
          </table:table-cell>
          <table:table-cell table:style-name="ce2" office:value-type="string">
            <text:p>First Battle of Bull Run</text:p>
          </table:table-cell>
          <table:table-cell table:style-name="ce5" office:value-type="string">
            <text:p>[32,000 U...32,000 C] (2,896 U...1,982 C) Union defeated and retreats</text:p>
          </table:table-cell>
          <table:table-cell office:value-type="string">
            <text:p>Confederate</text:p>
          </table:table-cell>
        </table:table-row>
        <table:table-row table:style-name="ro3">
          <table:table-cell office:value-type="float" office:value="1862">
            <text:p>186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Battle</text:p>
          </table:table-cell>
          <table:table-cell table:style-name="ce2" office:value-type="string">
            <text:p>USS Merrimack battles USS Monitor</text:p>
          </table:table-cell>
          <table:table-cell table:style-name="ce5" office:value-type="string">
            <text:p>Confederate ironclad USS Merrimack and Union ironclad USS Monitor reach a draw in Chesapeake Bay. <text:s/>Is considered a turning point in Naval warfare from wooden ships to steel.</text:p>
          </table:table-cell>
          <table:table-cell office:value-type="string">
            <text:p>Indecisive</text:p>
          </table:table-cell>
        </table:table-row>
        <table:table-row table:style-name="ro3">
          <table:table-cell office:value-type="float" office:value="1862">
            <text:p>186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Battle</text:p>
          </table:table-cell>
          <table:table-cell table:style-name="ce3" office:value-type="string">
            <text:p>Battle of Shiloh</text:p>
          </table:table-cell>
          <table:table-cell table:style-name="ce5" office:value-type="string">
            <text:p>[66,812 U...44,699 C] (13,047 U...10,699 C) Higher casualty rate then all other American wars combined. Union victory.</text:p>
          </table:table-cell>
          <table:table-cell office:value-type="string">
            <text:p>Union</text:p>
          </table:table-cell>
        </table:table-row>
        <table:table-row table:style-name="ro3">
          <table:table-cell office:value-type="float" office:value="1862">
            <text:p>18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olitical</text:p>
          </table:table-cell>
          <table:table-cell table:style-name="ce1" office:value-type="string">
            <text:p>Robert E. Lee takes command of the confederate army</text:p>
          </table:table-cell>
          <table:table-cell table:style-name="ce5" office:value-type="string">
            <text:p>Commands Confederate Army of Northern Virginia.</text:p>
          </table:table-cell>
          <table:table-cell/>
        </table:table-row>
        <table:table-row table:style-name="ro3">
          <table:table-cell office:value-type="float" office:value="1862">
            <text:p>186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Battle</text:p>
          </table:table-cell>
          <table:table-cell table:style-name="ce3" office:value-type="string">
            <text:p>Seven Days Battle</text:p>
          </table:table-cell>
          <table:table-cell table:style-name="ce5" office:value-type="string">
            <text:p>[104,100 U...92,000 C](15,855 U...20,204 C) <text:s/>Robert E. Lee's forces attacked by George McClellan's Union army. Union army suffers heavy casualties over 7 days of fighting and retreats. <text:s/>Confederate Victory.</text:p>
          </table:table-cell>
          <table:table-cell office:value-type="string">
            <text:p>Confederate</text:p>
          </table:table-cell>
        </table:table-row>
        <table:table-row table:style-name="ro3">
          <table:table-cell office:value-type="float" office:value="1862">
            <text:p>186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string">
            <text:p>Battle</text:p>
          </table:table-cell>
          <table:table-cell table:style-name="ce3" office:value-type="string">
            <text:p>Second Battle of Bull Run</text:p>
          </table:table-cell>
          <table:table-cell table:style-name="ce5" office:value-type="string">
            <text:p>[62,000 U...50,000 C](10,000 U...8,300 C) General Stonewall Jackson leads the Confederate army to Victory. <text:s/>Union forces devastated and Union Major General John Pope is discharged after being blamed for loss.</text:p>
          </table:table-cell>
          <table:table-cell office:value-type="string">
            <text:p>Confederate</text:p>
          </table:table-cell>
        </table:table-row>
        <table:table-row table:style-name="ro3">
          <table:table-cell office:value-type="float" office:value="1862">
            <text:p>186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Battle</text:p>
          </table:table-cell>
          <table:table-cell table:style-name="ce2" office:value-type="string">
            <text:p>Battle of Antietam</text:p>
          </table:table-cell>
          <table:table-cell table:style-name="ce5" office:value-type="string">
            <text:p>[75,500 U...38,000 C](12,401 U... 10,316 C) Bloodiest single day battle in American History. <text:s/>Battle is tactically a draw, but Union forces managed to stop Robert E. Lee's Maryland Campaign.</text:p>
          </table:table-cell>
          <table:table-cell office:value-type="string">
            <text:p>Indecisive</text:p>
          </table:table-cell>
        </table:table-row>
        <table:table-row table:style-name="ro3">
          <table:table-cell office:value-type="float" office:value="1862">
            <text:p>186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Battle</text:p>
          </table:table-cell>
          <table:table-cell table:style-name="ce2" office:value-type="string">
            <text:p>Battle of Fredericksburg</text:p>
          </table:table-cell>
          <table:table-cell table:style-name="ce5" office:value-type="string">
            <text:p>[114,000 U...72,500 C](12,653 U...5,377 C) Union forces routed by the entrenched Confederate forces. <text:s/>Multiple frontal assaults resulted in heavy losses for Union troops. <text:s/>Confederate Victory.</text:p>
          </table:table-cell>
          <table:table-cell office:value-type="string">
            <text:p>Confederate</text:p>
          </table:table-cell>
        </table:table-row>
        <table:table-row table:style-name="ro3">
          <table:table-cell office:value-type="float" office:value="1863">
            <text:p>18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olitical</text:p>
          </table:table-cell>
          <table:table-cell table:style-name="ce1" office:value-type="string">
            <text:p>Emancipation Proclamation</text:p>
          </table:table-cell>
          <table:table-cell table:style-name="ce5" office:value-type="string">
            <text:p>Lincoln issues an executive order that frees all slaves. This makes abolition a central point of the Civil War.</text:p>
          </table:table-cell>
          <table:table-cell/>
        </table:table-row>
        <table:table-row table:style-name="ro3">
          <table:table-cell office:value-type="float" office:value="1863">
            <text:p>186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Battle</text:p>
          </table:table-cell>
          <table:table-cell table:style-name="ce2" office:value-type="string">
            <text:p>Battle of Chancellorsville</text:p>
          </table:table-cell>
          <table:table-cell table:style-name="ce5" office:value-type="string">
            <text:p>[133,868 U...60,892 C](17,197 U....13,303 C) Robert E. Lee's "perfect" battle. <text:s/>In the face of overwhelming Union forces doubling the size of his army he tactically won the battle. Confederate Victory.</text:p>
          </table:table-cell>
          <table:table-cell office:value-type="string">
            <text:p>Confederate</text:p>
          </table:table-cell>
        </table:table-row>
        <table:table-row table:style-name="ro3">
          <table:table-cell office:value-type="float" office:value="1863">
            <text:p>186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olitical</text:p>
          </table:table-cell>
          <table:table-cell table:style-name="ce1" office:value-type="string">
            <text:p>Stonewall Jackson dies from friendly fire injuries</text:p>
          </table:table-cell>
          <table:table-cell table:style-name="ce5" office:value-type="string">
            <text:p>Jackson dies from injuries sustained at Chancellorsville. (Was hit by friendly fire)</text:p>
          </table:table-cell>
          <table:table-cell/>
        </table:table-row>
        <table:table-row table:style-name="ro3">
          <table:table-cell office:value-type="float" office:value="1863">
            <text:p>18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attle</text:p>
          </table:table-cell>
          <table:table-cell table:style-name="ce2" office:value-type="string">
            <text:p>Battle of Gettysburg</text:p>
          </table:table-cell>
          <table:table-cell table:style-name="ce5" office:value-type="string">
            <text:p>[93,921 U...71,699 C](23,055 U... 23,231 C) Pickett's Charge. Union Victory.</text:p>
          </table:table-cell>
          <table:table-cell office:value-type="string">
            <text:p>Union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Battle</text:p>
          </table:table-cell>
          <table:table-cell table:style-name="ce2" office:value-type="string">
            <text:p>Siege of Vicksburg</text:p>
          </table:table-cell>
          <table:table-cell office:value-type="string">
            <text:p>[77,000 U...33,000 C](4,835 U...3,202 C) 29,495 Confederate forces Captured. With the capture of Vicksburg the Union now completely controls the Mississippi River.</text:p>
          </table:table-cell>
          <table:table-cell office:value-type="string">
            <text:p>Union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Battle</text:p>
          </table:table-cell>
          <table:table-cell table:style-name="ce2" office:value-type="string">
            <text:p>Battle of Chickamauga</text:p>
          </table:table-cell>
          <table:table-cell office:value-type="string">
            <text:p>[60,000 U... 65,000 C](16,170 U...18,454 C) Confederate Victory. <text:s/>Most significant Union defeat in the Western Theater. </text:p>
          </table:table-cell>
          <table:table-cell office:value-type="string">
            <text:p>Confederate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Political</text:p>
          </table:table-cell>
          <table:table-cell table:style-name="ce1" office:value-type="string">
            <text:p>Ulysses S. Grant is appointed commander of the Union armies</text:p>
          </table:table-cell>
          <table:table-cell office:value-type="string">
            <text:p>Grant appointed commander by Lincoln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</text:p>
          </table:table-cell>
          <table:table-cell table:style-name="ce2" office:value-type="string">
            <text:p>Virginia Overland Campaign (Wilderness Campaign)</text:p>
          </table:table-cell>
          <table:table-cell office:value-type="string">
            <text:p>Ulysses S. Grant leads 120,000 Union forces into Virginia, attempting to end the War.</text:p>
          </table:table-cell>
          <table:table-cell office:value-type="string">
            <text:p>Indecisive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</text:p>
          </table:table-cell>
          <table:table-cell table:style-name="ce2" office:value-type="string">
            <text:p>Battle of the Wilderness</text:p>
          </table:table-cell>
          <table:table-cell office:value-type="string">
            <text:p>[101,895 U... 61,025 C](17,666 U... 11,125 C) Inconclusive. Fighting in dense woodlands, some men burned alive by forest fires. Union continues their offensive in the Virginia Overland Campaign.</text:p>
          </table:table-cell>
          <table:table-cell office:value-type="string">
            <text:p>Indecisive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Battle</text:p>
          </table:table-cell>
          <table:table-cell table:style-name="ce2" office:value-type="string">
            <text:p>Battle of Spotsylvania Courthouse</text:p>
          </table:table-cell>
          <table:table-cell office:value-type="string">
            <text:p>[100,000 U...52,000 C](18,399 U... 13,421 C) Inconclusive. <text:s/>Confederate forces retreat farther south.</text:p>
          </table:table-cell>
          <table:table-cell office:value-type="string">
            <text:p>Indecisive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attle</text:p>
          </table:table-cell>
          <table:table-cell table:style-name="ce2" office:value-type="string">
            <text:p>Battle of Cold Harbor</text:p>
          </table:table-cell>
          <table:table-cell office:value-type="string">
            <text:p>[108,000 U...59,000 C](12,737 U... 4,595 C) Confederate Victory. Ulysses S. Grant makes tactical errors that result in the loss of thousands of troops. One of the last Battles in the Overland Campaign.</text:p>
          </table:table-cell>
          <table:table-cell office:value-type="string">
            <text:p>Confederate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Battle</text:p>
          </table:table-cell>
          <table:table-cell table:style-name="ce2" office:value-type="string">
            <text:p>Siege of Petersburg</text:p>
          </table:table-cell>
          <table:table-cell office:value-type="string">
            <text:p>[67-125,000 U... 52,000 C] Union Victory. Lasts until March 25. </text:p>
          </table:table-cell>
          <table:table-cell office:value-type="string">
            <text:p>Union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attle</text:p>
          </table:table-cell>
          <table:table-cell table:style-name="ce2" office:value-type="string">
            <text:p>Atlanta Campaign Ends</text:p>
          </table:table-cell>
          <table:table-cell office:value-type="string">
            <text:p>[98,500-112,000 U... 50,000-65,000 C](31,687 U... 34,979 C) Union Victory. Sherman captures and burns Atlanta, quickening the end of the war.</text:p>
          </table:table-cell>
          <table:table-cell office:value-type="string">
            <text:p>Union 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Battle</text:p>
          </table:table-cell>
          <table:table-cell table:style-name="ce2" office:value-type="string">
            <text:p>Savannah Campaign (Sherman's March to the Sea)</text:p>
          </table:table-cell>
          <table:table-cell office:value-type="string">
            <text:p>After Sherman's victory at Atlanta he begins the Savannah Campaign with his Union forces.</text:p>
          </table:table-cell>
          <table:table-cell office:value-type="string">
            <text:p>Union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Battle</text:p>
          </table:table-cell>
          <table:table-cell table:style-name="ce2" office:value-type="string">
            <text:p>Battle of Nashville</text:p>
          </table:table-cell>
          <table:table-cell office:value-type="string">
            <text:p>[55,000 U... 30,000 C](3,061 U...6,000 C) Union Victory. One of the largest Union victories of the Civil War. </text:p>
          </table:table-cell>
          <table:table-cell office:value-type="string">
            <text:p>Union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Battle</text:p>
          </table:table-cell>
          <table:table-cell table:style-name="ce2" office:value-type="string">
            <text:p>End of Savannah Campaign (Savannah Captured)</text:p>
          </table:table-cell>
          <table:table-cell office:value-type="string">
            <text:p>Sherman and the Union army captures Savannah. He offers it to President Lincoln as a Christmas Present</text:p>
          </table:table-cell>
          <table:table-cell office:value-type="string">
            <text:p>Union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Battle</text:p>
          </table:table-cell>
          <table:table-cell table:style-name="ce2" office:value-type="string">
            <text:p>Siege of Petersburg Ends</text:p>
          </table:table-cell>
          <table:table-cell office:value-type="string">
            <text:p>Union Victory. Lots of trench warfare with over 30 miles of trench lines. Lee retreats.</text:p>
          </table:table-cell>
          <table:table-cell office:value-type="string">
            <text:p>Union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olitical</text:p>
          </table:table-cell>
          <table:table-cell table:style-name="ce1" office:value-type="string">
            <text:p>Lee Surrenders – War is Over</text:p>
          </table:table-cell>
          <table:table-cell office:value-type="string">
            <text:p>At the Appomattox Court House Robert E. Lee surrenders to Ulysses S. Grant, effectively ending the Civil War.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Political</text:p>
          </table:table-cell>
          <table:table-cell table:style-name="ce1" office:value-type="string">
            <text:p>Lincoln Assassinated</text:p>
          </table:table-cell>
          <table:table-cell office:value-type="string">
            <text:p>At Ford's Theatre by Confederate supporter John Wilkes Booth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string">
            <text:p>Political</text:p>
          </table:table-cell>
          <table:table-cell table:style-name="ce1" office:value-type="string">
            <text:p>Johnston Surrenders</text:p>
          </table:table-cell>
          <table:table-cell office:value-type="string">
            <text:p>Leading the largest Confederate force still in existence, Johnston surrenders to Sherman near Durham in North Carolina.</text:p>
          </table:table-cell>
          <table:table-cell/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Political</text:p>
          </table:table-cell>
          <table:table-cell table:style-name="ce1" office:value-type="string">
            <text:p>Slavery Abolished by ratified 13<text:span text:style-name="T1">th</text:span> Amendment</text:p>
          </table:table-cell>
          <table:table-cell office:value-type="string">
            <text:p>13<text:span text:style-name="T1">th</text:span> Amendment finally ratified.</text:p>
          </table:table-cell>
          <table:table-cell/>
        </table:table-row>
        <table:table-row table:style-name="ro2" table:number-rows-repeated="104854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E1:Sheet1.F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7/27/2012</text:date>, <text:time>13:2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6T12:33:00.78</meta:creation-date>
    <dc:date>2012-07-27T13:20:27</dc:date>
    <meta:editing-duration>P3DT6H40M47S</meta:editing-duration>
    <meta:editing-cycles>14</meta:editing-cycles>
    <meta:generator>OpenOffice.org/3.4$Win32 OpenOffice.org_project/340m1$Build-9590</meta:generator>
    <meta:document-statistic meta:table-count="3" meta:cell-count="226" meta:object-count="0"/>
  </office:meta>
</office:document-meta>
</file>